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fe79" officeooo:paragraph-rsid="0009fe79"/>
    </style:style>
    <style:style style:name="P2" style:family="paragraph" style:parent-style-name="Standard">
      <style:paragraph-properties fo:text-align="center" style:justify-single-word="false"/>
      <style:text-properties officeooo:rsid="0009fe79" officeooo:paragraph-rsid="0009fe79"/>
    </style:style>
    <style:style style:name="P3" style:family="paragraph" style:parent-style-name="Standard">
      <style:text-properties officeooo:rsid="0009fe79" officeooo:paragraph-rsid="00128be2"/>
    </style:style>
    <style:style style:name="P4" style:family="paragraph" style:parent-style-name="Standard">
      <style:text-properties officeooo:rsid="0009fe79" officeooo:paragraph-rsid="001833f9"/>
    </style:style>
    <style:style style:name="P5" style:family="paragraph" style:parent-style-name="Standard">
      <style:text-properties officeooo:rsid="0009fe79" officeooo:paragraph-rsid="001b9de8"/>
    </style:style>
    <style:style style:name="P6" style:family="paragraph" style:parent-style-name="Standard">
      <style:text-properties officeooo:rsid="000dfa05" officeooo:paragraph-rsid="00128be2"/>
    </style:style>
    <style:style style:name="P7" style:family="paragraph" style:parent-style-name="Standard">
      <style:text-properties officeooo:rsid="000dfa05" officeooo:paragraph-rsid="0015baf6"/>
    </style:style>
    <style:style style:name="P8" style:family="paragraph" style:parent-style-name="Standard">
      <style:text-properties officeooo:rsid="0011dbf8" officeooo:paragraph-rsid="002368c5"/>
    </style:style>
    <style:style style:name="P9" style:family="paragraph" style:parent-style-name="Standard">
      <style:text-properties fo:font-style="italic" officeooo:rsid="0011dbf8" officeooo:paragraph-rsid="0011dbf8" style:font-style-asian="italic" style:font-style-complex="italic"/>
    </style:style>
    <style:style style:name="P10" style:family="paragraph" style:parent-style-name="Standard">
      <style:text-properties fo:font-style="italic" officeooo:rsid="002c2ab1" officeooo:paragraph-rsid="002c2ab1" style:font-style-asian="italic" style:font-style-complex="italic"/>
    </style:style>
    <style:style style:name="P11" style:family="paragraph" style:parent-style-name="Standard">
      <style:text-properties officeooo:rsid="00141944" officeooo:paragraph-rsid="00141944"/>
    </style:style>
    <style:style style:name="P12" style:family="paragraph" style:parent-style-name="Standard">
      <style:text-properties officeooo:rsid="0016bf83" officeooo:paragraph-rsid="0016bf83"/>
    </style:style>
    <style:style style:name="P13" style:family="paragraph" style:parent-style-name="Standard">
      <style:text-properties officeooo:rsid="001833f9" officeooo:paragraph-rsid="001833f9"/>
    </style:style>
    <style:style style:name="P14" style:family="paragraph" style:parent-style-name="Standard">
      <style:text-properties officeooo:rsid="001a0c6f" officeooo:paragraph-rsid="001a0c6f"/>
    </style:style>
    <style:style style:name="P15" style:family="paragraph" style:parent-style-name="Standard">
      <style:text-properties officeooo:rsid="001a0c6f" officeooo:paragraph-rsid="000dfa05"/>
    </style:style>
    <style:style style:name="P16" style:family="paragraph" style:parent-style-name="Standard">
      <style:text-properties officeooo:rsid="001b9de8" officeooo:paragraph-rsid="001b9de8"/>
    </style:style>
    <style:style style:name="P17" style:family="paragraph" style:parent-style-name="Standard">
      <style:text-properties officeooo:rsid="001c2ae3" officeooo:paragraph-rsid="000dfa05"/>
    </style:style>
    <style:style style:name="P18" style:family="paragraph" style:parent-style-name="Standard">
      <style:text-properties officeooo:rsid="001c2ae3" officeooo:paragraph-rsid="001c2ae3"/>
    </style:style>
    <style:style style:name="P19" style:family="paragraph" style:parent-style-name="Standard">
      <style:text-properties officeooo:rsid="001c2ae3" officeooo:paragraph-rsid="001c627f"/>
    </style:style>
    <style:style style:name="P20" style:family="paragraph" style:parent-style-name="Standard">
      <style:text-properties officeooo:rsid="001c2ae3" officeooo:paragraph-rsid="0027b7d6"/>
    </style:style>
    <style:style style:name="P21" style:family="paragraph" style:parent-style-name="Standard">
      <style:text-properties officeooo:rsid="001c2ae3" officeooo:paragraph-rsid="00291950"/>
    </style:style>
    <style:style style:name="P22" style:family="paragraph" style:parent-style-name="Standard">
      <style:text-properties officeooo:rsid="001c2ae3" officeooo:paragraph-rsid="0029c5f5"/>
    </style:style>
    <style:style style:name="P23" style:family="paragraph" style:parent-style-name="Standard">
      <style:text-properties officeooo:rsid="001c2ae3" officeooo:paragraph-rsid="002c2ab1"/>
    </style:style>
    <style:style style:name="P24" style:family="paragraph" style:parent-style-name="Standard">
      <style:text-properties officeooo:rsid="001c627f" officeooo:paragraph-rsid="001c2ae3"/>
    </style:style>
    <style:style style:name="P25" style:family="paragraph" style:parent-style-name="Standard">
      <style:text-properties officeooo:rsid="001c627f" officeooo:paragraph-rsid="001c627f"/>
    </style:style>
    <style:style style:name="P26" style:family="paragraph" style:parent-style-name="Standard">
      <style:text-properties officeooo:rsid="001c627f" officeooo:paragraph-rsid="0029c5f5"/>
    </style:style>
    <style:style style:name="P27" style:family="paragraph" style:parent-style-name="Standard">
      <style:text-properties officeooo:rsid="001e92fa" officeooo:paragraph-rsid="001c2ae3"/>
    </style:style>
    <style:style style:name="P28" style:family="paragraph" style:parent-style-name="Standard">
      <style:text-properties officeooo:rsid="001fab6e" officeooo:paragraph-rsid="001fab6e"/>
    </style:style>
    <style:style style:name="P29" style:family="paragraph" style:parent-style-name="Standard">
      <style:text-properties officeooo:rsid="001fab6e" officeooo:paragraph-rsid="00210521"/>
    </style:style>
    <style:style style:name="P30" style:family="paragraph" style:parent-style-name="Standard">
      <style:text-properties officeooo:rsid="001fab6e" officeooo:paragraph-rsid="0029c5f5"/>
    </style:style>
    <style:style style:name="P31" style:family="paragraph" style:parent-style-name="Standard">
      <style:text-properties officeooo:rsid="00210521" officeooo:paragraph-rsid="00210521"/>
    </style:style>
    <style:style style:name="P32" style:family="paragraph" style:parent-style-name="Standard">
      <style:text-properties officeooo:rsid="00226fa0" officeooo:paragraph-rsid="00226fa0"/>
    </style:style>
    <style:style style:name="P33" style:family="paragraph" style:parent-style-name="Standard" style:list-style-name="L2">
      <style:text-properties officeooo:rsid="00226fa0" officeooo:paragraph-rsid="00226fa0"/>
    </style:style>
    <style:style style:name="P34" style:family="paragraph" style:parent-style-name="Standard">
      <style:text-properties officeooo:rsid="00226fa0" officeooo:paragraph-rsid="0027b7d6"/>
    </style:style>
    <style:style style:name="P35" style:family="paragraph" style:parent-style-name="Standard">
      <style:text-properties officeooo:rsid="00226fa0" officeooo:paragraph-rsid="0029c5f5"/>
    </style:style>
    <style:style style:name="P36" style:family="paragraph" style:parent-style-name="Standard">
      <style:text-properties officeooo:rsid="002368c5" officeooo:paragraph-rsid="002368c5"/>
    </style:style>
    <style:style style:name="P37" style:family="paragraph" style:parent-style-name="Standard">
      <style:text-properties officeooo:rsid="00289727" officeooo:paragraph-rsid="00289727"/>
    </style:style>
    <style:style style:name="P38" style:family="paragraph" style:parent-style-name="Standard">
      <style:text-properties officeooo:rsid="00291950" officeooo:paragraph-rsid="00291950"/>
    </style:style>
    <style:style style:name="P39" style:family="paragraph" style:parent-style-name="Standard">
      <style:text-properties officeooo:rsid="0029c5f5" officeooo:paragraph-rsid="0029c5f5"/>
    </style:style>
    <style:style style:name="P40" style:family="paragraph" style:parent-style-name="Standard">
      <style:paragraph-properties fo:break-before="page"/>
      <style:text-properties officeooo:rsid="001e92fa" officeooo:paragraph-rsid="001e92fa"/>
    </style:style>
    <style:style style:name="P41" style:family="paragraph" style:parent-style-name="Standard">
      <style:paragraph-properties fo:break-before="page"/>
      <style:text-properties officeooo:rsid="001c2ae3" officeooo:paragraph-rsid="002c2ab1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style:paragraph-properties fo:text-align="cente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fa05" style:font-weight-asian="bold" style:font-weight-complex="bold"/>
    </style:style>
    <style:style style:name="T3" style:family="text">
      <style:text-properties officeooo:rsid="000c3ef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d0582"/>
    </style:style>
    <style:style style:name="T6" style:family="text">
      <style:text-properties style:text-position="sub 58%" officeooo:rsid="000c3ef6"/>
    </style:style>
    <style:style style:name="T7" style:family="text">
      <style:text-properties style:text-position="sub 58%" officeooo:rsid="001e0e9d"/>
    </style:style>
    <style:style style:name="T8" style:family="text">
      <style:text-properties style:text-position="sub 58%" officeooo:rsid="001fab6e"/>
    </style:style>
    <style:style style:name="T9" style:family="text">
      <style:text-properties style:text-position="sub 58%" officeooo:rsid="00210521"/>
    </style:style>
    <style:style style:name="T10" style:family="text">
      <style:text-properties style:text-position="sub 58%" officeooo:rsid="00226fa0"/>
    </style:style>
    <style:style style:name="T11" style:family="text">
      <style:text-properties style:text-position="sub 58%" officeooo:rsid="0027b7d6"/>
    </style:style>
    <style:style style:name="T12" style:family="text">
      <style:text-properties style:text-position="sub 58%" officeooo:rsid="00289727"/>
    </style:style>
    <style:style style:name="T13" style:family="text">
      <style:text-properties style:text-position="sub 58%" officeooo:rsid="00291950"/>
    </style:style>
    <style:style style:name="T14" style:family="text">
      <style:text-properties officeooo:rsid="000dfa05"/>
    </style:style>
    <style:style style:name="T15" style:family="text">
      <style:text-properties officeooo:rsid="000eb8ea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0bf83e"/>
    </style:style>
    <style:style style:name="T18" style:family="text">
      <style:text-properties style:text-position="0% 100%" officeooo:rsid="00128be2"/>
    </style:style>
    <style:style style:name="T19" style:family="text">
      <style:text-properties style:text-position="0% 100%" officeooo:rsid="0015baf6"/>
    </style:style>
    <style:style style:name="T20" style:family="text">
      <style:text-properties style:text-position="0% 100%" officeooo:rsid="0016bf83"/>
    </style:style>
    <style:style style:name="T21" style:family="text">
      <style:text-properties style:text-position="0% 100%" officeooo:rsid="001e0e9d"/>
    </style:style>
    <style:style style:name="T22" style:family="text">
      <style:text-properties style:text-position="0% 100%" officeooo:rsid="0025625a"/>
    </style:style>
    <style:style style:name="T23" style:family="text">
      <style:text-properties style:text-position="0% 100%" officeooo:rsid="00268791"/>
    </style:style>
    <style:style style:name="T24" style:family="text">
      <style:text-properties style:text-position="0% 100%" officeooo:rsid="002c2ab1"/>
    </style:style>
    <style:style style:name="T25" style:family="text">
      <style:text-properties officeooo:rsid="00141944"/>
    </style:style>
    <style:style style:name="T26" style:family="text">
      <style:text-properties officeooo:rsid="0015baf6"/>
    </style:style>
    <style:style style:name="T27" style:family="text">
      <style:text-properties fo:font-style="italic" officeooo:rsid="001e0e9d" style:font-style-asian="italic" style:font-style-complex="italic"/>
    </style:style>
    <style:style style:name="T28" style:family="text">
      <style:text-properties fo:font-style="italic" officeooo:rsid="00291950" style:font-style-asian="italic" style:font-style-complex="italic"/>
    </style:style>
    <style:style style:name="T29" style:family="text">
      <style:text-properties officeooo:rsid="001833f9"/>
    </style:style>
    <style:style style:name="T30" style:family="text">
      <style:text-properties fo:color="#6666ff"/>
    </style:style>
    <style:style style:name="T31" style:family="text">
      <style:text-properties fo:color="#ff3333"/>
    </style:style>
    <style:style style:name="T32" style:family="text">
      <style:text-properties officeooo:rsid="001b9de8"/>
    </style:style>
    <style:style style:name="T33" style:family="text">
      <style:text-properties officeooo:rsid="001d0582"/>
    </style:style>
    <style:style style:name="T34" style:family="text">
      <style:text-properties officeooo:rsid="001e0e9d"/>
    </style:style>
    <style:style style:name="T35" style:family="text">
      <style:text-properties officeooo:rsid="001e92fa"/>
    </style:style>
    <style:style style:name="T36" style:family="text">
      <style:text-properties officeooo:rsid="001f325d"/>
    </style:style>
    <style:style style:name="T37" style:family="text">
      <style:text-properties officeooo:rsid="001fab6e"/>
    </style:style>
    <style:style style:name="T38" style:family="text">
      <style:text-properties officeooo:rsid="00210521"/>
    </style:style>
    <style:style style:name="T39" style:family="text">
      <style:text-properties officeooo:rsid="002368c5"/>
    </style:style>
    <style:style style:name="T40" style:family="text">
      <style:text-properties officeooo:rsid="0025625a"/>
    </style:style>
    <style:style style:name="T41" style:family="text">
      <style:text-properties officeooo:rsid="00268791"/>
    </style:style>
    <style:style style:name="T42" style:family="text">
      <style:text-properties officeooo:rsid="0027b7d6"/>
    </style:style>
    <style:style style:name="T43" style:family="text">
      <style:text-properties officeooo:rsid="00289727"/>
    </style:style>
    <style:style style:name="T44" style:family="text">
      <style:text-properties officeooo:rsid="00291950"/>
    </style:style>
    <style:style style:name="T45" style:family="text">
      <style:text-properties officeooo:rsid="0029c5f5"/>
    </style:style>
    <style:style style:name="T46" style:family="text">
      <style:text-properties officeooo:rsid="002a9d3b"/>
    </style:style>
    <style:style style:name="T47" style:family="text">
      <style:text-properties officeooo:rsid="002c2a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953in" fo:min-width="0.2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756in" fo:min-width="0.2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2756in" fo:min-width="0.275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6666ff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f3333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5035in" fo:min-width="4.00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335in" fo:min-width="0.0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2764in" fo:min-width="0.27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154in" fo:min-width="0.3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2">Geometric</text:span> Paths</text:p>
      <text:p text:style-name="P2">by Sven Nilsen, 2018</text:p>
      <text:p text:style-name="P1"/>
      <text:p text:style-name="P9">In this paper I introduce the concept of<text:span text:style-name="T32"> geometric</text:span> paths, <text:span text:style-name="T25">used to analyze path-connected spaces.</text:span></text:p>
      <text:p text:style-name="P10">I also introduce the concept of anageometric paths, a generalization of geometric paths.</text:p>
      <text:p text:style-name="P1"/>
      <text:p text:style-name="P6"><text:span text:style-name="T35">A</text:span> <text:span text:style-name="T34">geometric path</text:span> `f` <text:span text:style-name="T46">is</text:span> a higher order function <text:span text:style-name="T43">constructed by an</text:span> axiom <text:span text:style-name="T43">function</text:span> <text:span text:style-name="T43">`f</text:span><text:span text:style-name="T12">1</text:span><text:span text:style-name="T43">`</text:span>:</text:p>
      <text:p text:style-name="P3"/>
      <text:p text:style-name="P3"><text:tab/><text:span text:style-name="T3">f</text:span><text:span text:style-name="T6">1</text:span><text:span text:style-name="T3">(a, b) &lt;=&gt; continuum</text:span><text:span text:style-name="T19">(a, b)</text:span><text:span text:style-name="T17"><text:tab/><text:tab/><text:tab/></text:span><text:span text:style-name="T18">Example of an axiomatic </text:span><text:span text:style-name="T20">that defines</text:span></text:p>
      <text:p text:style-name="P3"><text:tab/><text:span text:style-name="T3">f</text:span><text:span text:style-name="T6">1</text:span><text:span text:style-name="T3">(b, c) &lt;=&gt; continuum(b, c)<text:tab/><text:tab/><text:tab/>conditional continuum between some points.</text:span></text:p>
      <text:p text:style-name="P3"><text:tab/><text:span text:style-name="T44">f</text:span><text:span text:style-name="T13">1</text:span><text:span text:style-name="T44">(_, _) &lt;=&gt; false</text:span><text:span text:style-name="T13">1</text:span><text:span text:style-name="T44"><text:tab/><text:tab/><text:tab/><text:tab/>All other points are disconnected.</text:span></text:p>
      <text:p text:style-name="P3"/>
      <text:p text:style-name="P3"><text:tab/><text:span text:style-name="T3">f := \(a : T, c : T) = \(g : T → bool) = f</text:span><text:span text:style-name="T6">1</text:span><text:span text:style-name="T3">(a, c)(g) ∨ ∃ b : g { f(a, b)(g) ∧ f(b, c)(g) }</text:span></text:p>
      <text:p text:style-name="P3"/>
      <text:p text:style-name="P6"><text:tab/><text:span text:style-name="T15">f</text:span> : T ⨯ T → (T → bool) → bool</text:p>
      <text:p text:style-name="P7"><text:tab/><text:span text:style-name="T21">continuum</text:span> := <text:span text:style-name="T26">\(a : T, b : T) = </text:span>\(g : T → bool) = <text:span text:style-name="T3">g(a) ∧ g(b)</text:span></text:p>
      <text:p text:style-name="P3"/>
      <text:p text:style-name="P37">It is only permitted to use `continuum` <text:span text:style-name="T44">or `false</text:span><text:span text:style-name="T13">1</text:span><text:span text:style-name="T44">`</text:span> for any pair of inputs in `f<text:span text:style-name="T4">1</text:span>`.</text:p>
      <text:p text:style-name="P11"/>
      <text:p text:style-name="P11">The <text:span text:style-name="T34">geometric</text:span> path can be thought of as <text:span text:style-name="T26">connecting a space by composing small arrows:</text:span></text:p>
      <text:p text:style-name="P3"/>
      <text:p text:style-name="P3"><draw:custom-shape text:anchor-type="paragraph" draw:z-index="0" draw:name="Shape1" draw:style-name="gr1" draw:text-style-name="P42" svg:width="0.2953in" svg:height="0.2953in" svg:x="0.972in" svg:y="0.0417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42" svg:width="0.2953in" svg:height="0.2953in" svg:x="1.3398in" svg:y="0.0417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42" svg:width="0.2953in" svg:height="0.2953in" svg:x="1.6937in" svg:y="0.0417in"><text:p/><draw:enhanced-geometry svg:viewBox="0 0 21600 21600" draw:type="rectangle" draw:enhanced-path="M 0 0 L 21600 0 21600 21600 0 21600 0 0 Z N"/></draw:custom-shape><draw:line text:anchor-type="paragraph" draw:z-index="9" draw:name="Shape2" draw:style-name="gr4" draw:text-style-name="P44" svg:x1="1.1098in" svg:y1="0.1835in" svg:x2="1.5035in" svg:y2="0.2035in"><text:p/></draw:line><draw:line text:anchor-type="paragraph" draw:z-index="14" draw:name="Shape2" draw:style-name="gr5" draw:text-style-name="P44" svg:x1="1.1098in" svg:y1="0.1835in" svg:x2="1.8646in" svg:y2="0.9516in"><text:p/></draw:line><draw:line text:anchor-type="paragraph" draw:z-index="15" draw:name="Shape2" draw:style-name="gr5" draw:text-style-name="P44" svg:x1="1.1098in" svg:y1="0.1835in" svg:x2="1.8646in" svg:y2="0.5843in"><text:p/></draw:line><draw:line text:anchor-type="paragraph" draw:z-index="16" draw:name="Shape2" draw:style-name="gr5" draw:text-style-name="P44" svg:x1="1.1098in" svg:y1="0.1835in" svg:x2="1.8646in" svg:y2="0.5843in"><text:p/></draw:line></text:p>
      <text:p text:style-name="P3"><draw:line text:anchor-type="paragraph" draw:z-index="10" draw:name="Shape2" draw:style-name="gr4" draw:text-style-name="P44" svg:x1="1.5035in" svg:y1="0.0118in" svg:x2="1.8646in" svg:y2="0.0181in"><text:p/></draw:line><draw:line text:anchor-type="paragraph" draw:z-index="11" draw:name="Shape2" draw:style-name="gr4" draw:text-style-name="P44" svg:x1="1.8646in" svg:y1="0.0181in" svg:x2="1.8646in" svg:y2="0.4252in"><text:p/></draw:line><draw:line text:anchor-type="paragraph" draw:z-index="12" draw:name="Shape2" draw:style-name="gr4" draw:text-style-name="P44" svg:x1="1.8646in" svg:y1="0.0181in" svg:x2="1.8646in" svg:y2="0.4252in"><text:p/></draw:line></text:p>
      <text:p text:style-name="P3"><draw:custom-shape text:anchor-type="paragraph" draw:z-index="3" draw:name="Shape1" draw:style-name="gr2" draw:text-style-name="P42" svg:width="0.2953in" svg:height="0.2953in" svg:x="0.972in" svg:y="0.0193in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43" svg:width="0.2953in" svg:height="0.2953in" svg:x="1.3398in" svg:y="0.0193in"><text:p/><draw:enhanced-geometry svg:viewBox="0 0 21600 21600" draw:type="rectangle" draw:enhanced-path="M 0 0 L 21600 0 21600 21600 0 21600 0 0 Z N"/></draw:custom-shape><draw:custom-shape text:anchor-type="paragraph" draw:z-index="5" draw:name="Shape1" draw:style-name="gr2" draw:text-style-name="P42" svg:width="0.2953in" svg:height="0.2953in" svg:x="1.6937in" svg:y="0.0193in"><text:p/><draw:enhanced-geometry svg:viewBox="0 0 21600 21600" draw:type="rectangle" draw:enhanced-path="M 0 0 L 21600 0 21600 21600 0 21600 0 0 Z N"/></draw:custom-shape></text:p>
      <text:p text:style-name="P3"><draw:line text:anchor-type="paragraph" draw:z-index="13" draw:name="Shape2" draw:style-name="gr4" draw:text-style-name="P44" svg:x1="1.8646in" svg:y1="0.0417in" svg:x2="1.8709in" svg:y2="0.3764in"><text:p/></draw:line></text:p>
      <text:p text:style-name="P3"><draw:custom-shape text:anchor-type="paragraph" draw:z-index="6" draw:name="Shape1" draw:style-name="gr2" draw:text-style-name="P42" svg:width="0.2953in" svg:height="0.2953in" svg:x="0.972in" svg:y="0.0035in"><text:p/><draw:enhanced-geometry svg:viewBox="0 0 21600 21600" draw:type="rectangle" draw:enhanced-path="M 0 0 L 21600 0 21600 21600 0 21600 0 0 Z N"/></draw:custom-shape><draw:custom-shape text:anchor-type="paragraph" draw:z-index="7" draw:name="Shape1" draw:style-name="gr2" draw:text-style-name="P42" svg:width="0.2953in" svg:height="0.2953in" svg:x="1.3398in" svg:y="0.0035in"><text:p/><draw:enhanced-geometry svg:viewBox="0 0 21600 21600" draw:type="rectangle" draw:enhanced-path="M 0 0 L 21600 0 21600 21600 0 21600 0 0 Z N"/></draw:custom-shape><draw:custom-shape text:anchor-type="paragraph" draw:z-index="8" draw:name="Shape1" draw:style-name="gr2" draw:text-style-name="P42" svg:width="0.2953in" svg:height="0.2953in" svg:x="1.6937in" svg:y="0.0035in"><text:p/><draw:enhanced-geometry svg:viewBox="0 0 21600 21600" draw:type="rectangle" draw:enhanced-path="M 0 0 L 21600 0 21600 21600 0 21600 0 0 Z N"/></draw:custom-shape><draw:custom-shape text:anchor-type="paragraph" draw:z-index="23" draw:name="Shape1" draw:style-name="gr2" draw:text-style-name="P42" svg:width="0.2953in" svg:height="0.2953in" svg:x="0.972in" svg:y="0.0035in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13">When there exist a path of <text:span text:style-name="T30">blue</text:span> arrows, then the space is connected by “filling in” with <text:span text:style-name="T31">red</text:span> arrows.</text:p>
      <text:p text:style-name="P38">The space is undirected, such that all arrows can be flipped around.</text:p>
      <text:p text:style-name="P12"/>
      <text:p text:style-name="P12"><text:span text:style-name="T29">A</text:span> <text:span text:style-name="T34">geometric</text:span> path is a <text:span text:style-name="T27">higher order unlabeled </text:span><text:span text:style-name="T28">undirected </text:span><text:span text:style-name="T27">graph</text:span> for <text:span text:style-name="T29">any function of type `T → bool`.</text:span></text:p>
      <text:p text:style-name="P16"/>
      <text:p text:style-name="P16">Each <text:span text:style-name="T34">geometric</text:span> path <text:span text:style-name="T46">is part of</text:span> an infinite family of similar functions, called “<text:span text:style-name="T46">anageometric</text:span> path”:</text:p>
      <text:p text:style-name="P16"/>
      <text:p text:style-name="P16"><draw:custom-shape text:anchor-type="paragraph" draw:z-index="17" draw:name="Shape3" draw:style-name="gr6" draw:text-style-name="P45" svg:width="4.0232in" svg:height="1.5232in" svg:x="1.3193in" svg:y="0.148in"><text:p/><draw:enhanced-geometry svg:viewBox="0 0 21600 21600" draw:type="rectangle" draw:enhanced-path="M 0 0 L 21600 0 21600 21600 0 21600 0 0 Z N"/></draw:custom-shape><draw:frame text:anchor-type="paragraph" draw:z-index="22" draw:name="Shape6" draw:style-name="gr10" draw:text-style-name="P46" svg:width="1.2795in" svg:height="1.4516in" svg:x="5.7035in" svg:y="0.1083in"><draw:text-box><text:p>By anageometric path we mean the infinite family of functions similar to a geometric path, constructed by same axiom</text:p></draw:text-box></draw:frame></text:p>
      <text:p text:style-name="P16"><draw:line text:anchor-type="paragraph" draw:z-index="21" draw:name="Shape5" draw:style-name="gr8" draw:text-style-name="P44" svg:x1="5.6508in" svg:y1="0.1402in" svg:x2="5.4016in" svg:y2="0.3827in"><text:p/></draw:line></text:p>
      <text:p text:style-name="P5"><draw:custom-shape text:anchor-type="paragraph" draw:z-index="18" draw:name="Shape4" draw:style-name="gr7" draw:text-style-name="P43" svg:width="0.0461in" svg:height="0.0461in" svg:x="1.7854in" svg:y="0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5" draw:style-name="gr8" draw:text-style-name="P44" svg:x1="2.0874in" svg:y1="0.4472in" svg:x2="1.8382in" svg:y2="0.1453in"><text:p/></draw:line></text:p>
      <text:p text:style-name="P15"><draw:frame text:anchor-type="paragraph" draw:z-index="20" draw:name="Shape6" draw:style-name="gr9" draw:text-style-name="P46" svg:width="1.9752in" svg:height="0.6169in" svg:x="2.2126in" svg:y="0.1374in"><draw:text-box><text:p>A geometric path is just a specific instance of an anageometric path</text:p></draw:text-box></draw:frame></text:p>
      <text:p text:style-name="P15"/>
      <text:p text:style-name="P15"/>
      <text:p text:style-name="P15"/>
      <text:p text:style-name="P15"/>
      <text:p text:style-name="P17"/>
      <text:p text:style-name="P41">The rest of this paper explains how a<text:span text:style-name="T46">n anageometric</text:span> path is constructed.</text:p>
      <text:p text:style-name="P23"/>
      <text:p text:style-name="P23"><text:span text:style-name="T14">Assume one has a property `g` that defines some sub-type of 3 variables `a`, `b` and `c`:</text:span></text:p>
      <text:p text:style-name="P1"/>
      <text:p text:style-name="P1"><text:tab/><text:span text:style-name="T3">a</text:span> : [<text:span text:style-name="T3">g</text:span>] a’<text:tab/><text:span text:style-name="T3">b</text:span> : [<text:span text:style-name="T3">g</text:span>] b’<text:tab/><text:span text:style-name="T3">c</text:span> : [<text:span text:style-name="T3">g</text:span>] c’</text:p>
      <text:p text:style-name="P1"/>
      <text:p text:style-name="P1"><text:tab/><text:span text:style-name="T3">g : T → bool</text:span></text:p>
      <text:p text:style-name="P1"/>
      <text:p text:style-name="P14">All possible interpretations of the order “abc” can be given descriptive names:</text:p>
      <text:p text:style-name="P1"/>
      <text:p text:style-name="P4"><text:tab/><text:span text:style-name="T2">abc</text:span><text:span text:style-name="T1"> =&gt; a’b’c’</text:span></text:p>
      <text:p text:style-name="P4"><text:tab/>000<text:tab/><text:tab/>external</text:p>
      <text:p text:style-name="P4"><text:tab/>001<text:tab/><text:tab/><text:span text:style-name="T36">tip</text:span></text:p>
      <text:p text:style-name="P4"><text:tab/>010<text:tab/><text:tab/><text:span text:style-name="T37">bridge</text:span></text:p>
      <text:p text:style-name="P4"><text:tab/>011<text:tab/><text:tab/><text:span text:style-name="T36">tail</text:span></text:p>
      <text:p text:style-name="P4"><text:tab/>100<text:tab/><text:tab/><text:span text:style-name="T36">head</text:span></text:p>
      <text:p text:style-name="P4"><text:tab/>101<text:tab/><text:tab/><text:span text:style-name="T36">wall</text:span></text:p>
      <text:p text:style-name="P4"><text:tab/>110<text:tab/><text:tab/><text:span text:style-name="T37">neg tip</text:span></text:p>
      <text:p text:style-name="P4"><text:tab/>111<text:tab/><text:tab/>internal</text:p>
      <text:p text:style-name="P4"/>
      <text:p text:style-name="P14">A <text:span text:style-name="T34">geometric</text:span> path is the interpretation “internal”, since the property `g` must hold for all points.</text:p>
      <text:p text:style-name="P25"/>
      <text:p text:style-name="P25">Therefore, it is common to write the <text:span text:style-name="T34">geometric</text:span> path the following way:</text:p>
      <text:p text:style-name="P25"/>
      <text:p text:style-name="P25"><text:tab/>f<text:span text:style-name="T4">111</text:span><text:tab/><text:tab/>Us<text:span text:style-name="T41">ing</text:span> the interpretation code <text:span text:style-name="T41">`111` </text:span>in the <text:span text:style-name="T47">anageometric</text:span> path</text:p>
      <text:p text:style-name="P14"/>
      <text:p text:style-name="P22">By swapping `g` with `¬g`, one gets the interpretation “external” <text:span text:style-name="T45">(`</text:span>¬<text:span text:style-name="T33">g &lt;=&gt; not · g`)</text:span>:</text:p>
      <text:p text:style-name="P18"/>
      <text:p text:style-name="P22"><text:tab/><text:span text:style-name="T33">f</text:span><text:span text:style-name="T5">000</text:span><text:span text:style-name="T33"> := \(a : T, b : T) = \(g : T → bool) = f</text:span><text:span text:style-name="T5">111</text:span><text:span text:style-name="T33">(a, b)(</text:span>¬<text:span text:style-name="T33">g)</text:span></text:p>
      <text:p text:style-name="P18"><draw:custom-shape text:anchor-type="paragraph" draw:z-index="25" draw:name="Shape1" draw:style-name="gr2" draw:text-style-name="P42" svg:width="0.2953in" svg:height="0.2953in" svg:x="1.3193in" svg:y="0.1882in"><text:p/><draw:enhanced-geometry svg:viewBox="0 0 21600 21600" draw:type="rectangle" draw:enhanced-path="M 0 0 L 21600 0 21600 21600 0 21600 0 0 Z N"/></draw:custom-shape><draw:custom-shape text:anchor-type="paragraph" draw:z-index="26" draw:name="Shape1" draw:style-name="gr3" draw:text-style-name="P43" svg:width="0.2953in" svg:height="0.2953in" svg:x="1.6744in" svg:y="0.1819in"><text:p/><draw:enhanced-geometry svg:viewBox="0 0 21600 21600" draw:type="rectangle" draw:enhanced-path="M 0 0 L 21600 0 21600 21600 0 21600 0 0 Z N"/></draw:custom-shape><draw:custom-shape text:anchor-type="paragraph" draw:z-index="33" draw:name="Shape1" draw:style-name="gr3" draw:text-style-name="P43" svg:width="0.2953in" svg:height="0.2953in" svg:x="2.8161in" svg:y="0.1689in"><text:p/><draw:enhanced-geometry svg:viewBox="0 0 21600 21600" draw:type="rectangle" draw:enhanced-path="M 0 0 L 21600 0 21600 21600 0 21600 0 0 Z N"/></draw:custom-shape><draw:custom-shape text:anchor-type="paragraph" draw:z-index="34" draw:name="Shape1" draw:style-name="gr3" draw:text-style-name="P43" svg:width="0.2953in" svg:height="0.2953in" svg:x="3.1634in" svg:y="0.1689in"><text:p/><draw:enhanced-geometry svg:viewBox="0 0 21600 21600" draw:type="rectangle" draw:enhanced-path="M 0 0 L 21600 0 21600 21600 0 21600 0 0 Z N"/></draw:custom-shape><draw:custom-shape text:anchor-type="paragraph" draw:z-index="35" draw:name="Shape1" draw:style-name="gr2" draw:text-style-name="P42" svg:width="0.2953in" svg:height="0.2953in" svg:x="3.511in" svg:y="0.1689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24" draw:name="Shape1" draw:style-name="gr2" draw:text-style-name="P42" svg:width="0.2953in" svg:height="0.2953in" svg:x="0.972in" svg:y="0.0035in"><text:p/><draw:enhanced-geometry svg:viewBox="0 0 21600 21600" draw:type="rectangle" draw:enhanced-path="M 0 0 L 21600 0 21600 21600 0 21600 0 0 Z N"/></draw:custom-shape><draw:line text:anchor-type="paragraph" draw:z-index="59" draw:name="Shape2" draw:style-name="gr4" draw:text-style-name="P44" svg:x1="1.8315in" svg:y1="0.1346in" svg:x2="1.8189in" svg:y2="0.4957in"><text:p/></draw:line><draw:line text:anchor-type="paragraph" draw:z-index="60" draw:name="Shape2" draw:style-name="gr4" draw:text-style-name="P44" svg:x1="3.6752in" svg:y1="0.1083in" svg:x2="3.6626in" svg:y2="0.4693in"><text:p/></draw:line></text:p>
      <text:p text:style-name="P18"><draw:custom-shape text:anchor-type="paragraph" draw:z-index="27" draw:name="Shape1" draw:style-name="gr2" draw:text-style-name="P42" svg:width="0.2953in" svg:height="0.2953in" svg:x="0.972in" svg:y="0.1591in"><text:p/><draw:enhanced-geometry svg:viewBox="0 0 21600 21600" draw:type="rectangle" draw:enhanced-path="M 0 0 L 21600 0 21600 21600 0 21600 0 0 Z N"/></draw:custom-shape><draw:custom-shape text:anchor-type="paragraph" draw:z-index="28" draw:name="Shape1" draw:style-name="gr2" draw:text-style-name="P42" svg:width="0.2953in" svg:height="0.2953in" svg:x="1.3264in" svg:y="0.1591in"><text:p/><draw:enhanced-geometry svg:viewBox="0 0 21600 21600" draw:type="rectangle" draw:enhanced-path="M 0 0 L 21600 0 21600 21600 0 21600 0 0 Z N"/></draw:custom-shape><draw:custom-shape text:anchor-type="paragraph" draw:z-index="29" draw:name="Shape1" draw:style-name="gr11" draw:text-style-name="P47" svg:width="0.2961in" svg:height="0.2961in" svg:x="1.6728in" svg:y="0.1591in"><text:p/><draw:enhanced-geometry svg:viewBox="0 0 21600 21600" draw:type="rectangle" draw:enhanced-path="M 0 0 L 21600 0 21600 21600 0 21600 0 0 Z N"/></draw:custom-shape><draw:custom-shape text:anchor-type="paragraph" draw:z-index="36" draw:name="Shape1" draw:style-name="gr3" draw:text-style-name="P43" svg:width="0.2953in" svg:height="0.2953in" svg:x="2.822in" svg:y="0.1335in"><text:p/><draw:enhanced-geometry svg:viewBox="0 0 21600 21600" draw:type="rectangle" draw:enhanced-path="M 0 0 L 21600 0 21600 21600 0 21600 0 0 Z N"/></draw:custom-shape><draw:custom-shape text:anchor-type="paragraph" draw:z-index="37" draw:name="Shape1" draw:style-name="gr3" draw:text-style-name="P43" svg:width="0.2953in" svg:height="0.2953in" svg:x="3.1634in" svg:y="0.1335in"><text:p/><draw:enhanced-geometry svg:viewBox="0 0 21600 21600" draw:type="rectangle" draw:enhanced-path="M 0 0 L 21600 0 21600 21600 0 21600 0 0 Z N"/></draw:custom-shape><draw:custom-shape text:anchor-type="paragraph" draw:z-index="38" draw:name="Shape1" draw:style-name="gr2" draw:text-style-name="P42" svg:width="0.2953in" svg:height="0.2953in" svg:x="3.5181in" svg:y="0.1335in"><text:p/><draw:enhanced-geometry svg:viewBox="0 0 21600 21600" draw:type="rectangle" draw:enhanced-path="M 0 0 L 21600 0 21600 21600 0 21600 0 0 Z N"/></draw:custom-shape><draw:custom-shape text:anchor-type="paragraph" draw:z-index="42" draw:name="Shape7" draw:style-name="gr12" svg:width="0.4335in" svg:height="0.2295in" svg:x="2.1791in" svg:y="0.10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"/>
      <text:p text:style-name="P18"><draw:custom-shape text:anchor-type="paragraph" draw:z-index="30" draw:name="Shape1" draw:style-name="gr3" draw:text-style-name="P43" svg:width="0.2953in" svg:height="0.2953in" svg:x="0.972in" svg:y="0.1366in"><text:p/><draw:enhanced-geometry svg:viewBox="0 0 21600 21600" draw:type="rectangle" draw:enhanced-path="M 0 0 L 21600 0 21600 21600 0 21600 0 0 Z N"/></draw:custom-shape><draw:custom-shape text:anchor-type="paragraph" draw:z-index="31" draw:name="Shape1" draw:style-name="gr3" draw:text-style-name="P43" svg:width="0.2953in" svg:height="0.2953in" svg:x="1.3264in" svg:y="0.1366in"><text:p/><draw:enhanced-geometry svg:viewBox="0 0 21600 21600" draw:type="rectangle" draw:enhanced-path="M 0 0 L 21600 0 21600 21600 0 21600 0 0 Z N"/></draw:custom-shape><draw:custom-shape text:anchor-type="paragraph" draw:z-index="32" draw:name="Shape1" draw:style-name="gr3" draw:text-style-name="P43" svg:width="0.2953in" svg:height="0.2953in" svg:x="1.6811in" svg:y="0.1366in"><text:p/><draw:enhanced-geometry svg:viewBox="0 0 21600 21600" draw:type="rectangle" draw:enhanced-path="M 0 0 L 21600 0 21600 21600 0 21600 0 0 Z N"/></draw:custom-shape><draw:custom-shape text:anchor-type="paragraph" draw:z-index="39" draw:name="Shape1" draw:style-name="gr2" draw:text-style-name="P42" svg:width="0.2953in" svg:height="0.2953in" svg:x="2.8291in" svg:y="0.1043in"><text:p/><draw:enhanced-geometry svg:viewBox="0 0 21600 21600" draw:type="rectangle" draw:enhanced-path="M 0 0 L 21600 0 21600 21600 0 21600 0 0 Z N"/></draw:custom-shape><draw:custom-shape text:anchor-type="paragraph" draw:z-index="40" draw:name="Shape1" draw:style-name="gr2" draw:text-style-name="P42" svg:width="0.2953in" svg:height="0.2953in" svg:x="3.1701in" svg:y="0.1043in"><text:p/><draw:enhanced-geometry svg:viewBox="0 0 21600 21600" draw:type="rectangle" draw:enhanced-path="M 0 0 L 21600 0 21600 21600 0 21600 0 0 Z N"/></draw:custom-shape><draw:custom-shape text:anchor-type="paragraph" draw:z-index="41" draw:name="Shape1" draw:style-name="gr2" draw:text-style-name="P42" svg:width="0.2953in" svg:height="0.2953in" svg:x="3.5181in" svg:y="0.1043in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25"><text:span text:style-name="T37">T</text:span>he paths in these two spaces are very different, even the relation between <text:span text:style-name="T41">the </text:span>spaces is simple.</text:p>
      <text:p text:style-name="P18"/>
      <text:p text:style-name="P18"><text:span text:style-name="T37">A “head”</text:span> can be thought of <text:span text:style-name="T37">as a </text:span>path<text:span text:style-name="T42"> starting inside but then immediately goes outside:</text:span></text:p>
      <text:p text:style-name="P24"/>
      <text:p text:style-name="P21"><text:tab/><text:span text:style-name="T3">f</text:span><text:span text:style-name="T6">1</text:span><text:span text:style-name="T7">00</text:span><text:span text:style-name="T3"> := \(a : T, c : T) = \(g : T → bool) = </text:span>¬<text:span text:style-name="T3">g(a) ∧ f</text:span><text:span text:style-name="T13">1</text:span><text:span text:style-name="T33">(a, b)(true</text:span><text:span text:style-name="T5">1</text:span><text:span text:style-name="T33">) ∧ ∃ b : g { f</text:span><text:span text:style-name="T6">000</text:span><text:span text:style-name="T3">(b, c)(g) }</text:span></text:p>
      <text:p text:style-name="P22"><text:tab/><text:span text:style-name="T33">f</text:span><text:span text:style-name="T11">011</text:span><text:span text:style-name="T33"> := \(a : T, b : T) = \(g : T → bool) = f</text:span><text:span text:style-name="T8">100</text:span><text:span text:style-name="T33">(a, b)(</text:span>¬<text:span text:style-name="T33">g)</text:span></text:p>
      <text:p text:style-name="P19"/>
      <text:p text:style-name="P18"><draw:custom-shape text:anchor-type="paragraph" draw:z-index="43" draw:name="Shape1" draw:style-name="gr2" draw:text-style-name="P42" svg:width="0.2953in" svg:height="0.2953in" svg:x="3.25in" svg:y="0.0244in"><text:p/><draw:enhanced-geometry svg:viewBox="0 0 21600 21600" draw:type="rectangle" draw:enhanced-path="M 0 0 L 21600 0 21600 21600 0 21600 0 0 Z N"/></draw:custom-shape><draw:custom-shape text:anchor-type="paragraph" draw:z-index="44" draw:name="Shape1" draw:style-name="gr2" draw:text-style-name="P42" svg:width="0.2953in" svg:height="0.2953in" svg:x="3.611in" svg:y="0.0244in"><text:p/><draw:enhanced-geometry svg:viewBox="0 0 21600 21600" draw:type="rectangle" draw:enhanced-path="M 0 0 L 21600 0 21600 21600 0 21600 0 0 Z N"/></draw:custom-shape><draw:custom-shape text:anchor-type="paragraph" draw:z-index="45" draw:name="Shape1" draw:style-name="gr2" draw:text-style-name="P42" svg:width="0.2953in" svg:height="0.2953in" svg:x="3.9783in" svg:y="0.0181in"><text:p/><draw:enhanced-geometry svg:viewBox="0 0 21600 21600" draw:type="rectangle" draw:enhanced-path="M 0 0 L 21600 0 21600 21600 0 21600 0 0 Z N"/></draw:custom-shape><draw:custom-shape text:anchor-type="paragraph" draw:z-index="52" draw:name="Shape1" draw:style-name="gr3" draw:text-style-name="P43" svg:width="0.2953in" svg:height="0.2953in" svg:x="1.5437in" svg:y="0.0374in"><text:p/><draw:enhanced-geometry svg:viewBox="0 0 21600 21600" draw:type="rectangle" draw:enhanced-path="M 0 0 L 21600 0 21600 21600 0 21600 0 0 Z N"/></draw:custom-shape><draw:custom-shape text:anchor-type="paragraph" draw:z-index="53" draw:name="Shape1" draw:style-name="gr3" draw:text-style-name="P43" svg:width="0.2953in" svg:height="0.2953in" svg:x="1.9181in" svg:y="0.0311in"><text:p/><draw:enhanced-geometry svg:viewBox="0 0 21600 21600" draw:type="rectangle" draw:enhanced-path="M 0 0 L 21600 0 21600 21600 0 21600 0 0 Z N"/></draw:custom-shape><draw:custom-shape text:anchor-type="paragraph" draw:z-index="58" draw:name="Shape1" draw:style-name="gr3" draw:text-style-name="P43" svg:width="0.2953in" svg:height="0.2953in" svg:x="1.1827in" svg:y="0.0417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50" draw:name="Shape1" draw:style-name="gr3" draw:text-style-name="P43" svg:width="0.2953in" svg:height="0.2953in" svg:x="3.25in" svg:y="0.1882in"><text:p/><draw:enhanced-geometry svg:viewBox="0 0 21600 21600" draw:type="rectangle" draw:enhanced-path="M 0 0 L 21600 0 21600 21600 0 21600 0 0 Z N"/></draw:custom-shape><draw:custom-shape text:anchor-type="paragraph" draw:z-index="55" draw:name="Shape1" draw:style-name="gr3" draw:text-style-name="P43" svg:width="0.2953in" svg:height="0.2953in" svg:x="1.9173in" svg:y="0.1882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6" draw:name="Shape1" draw:style-name="gr2" draw:text-style-name="P42" svg:width="0.2953in" svg:height="0.2953in" svg:x="3.9783in" svg:y="0.002in"><text:p/><draw:enhanced-geometry svg:viewBox="0 0 21600 21600" draw:type="rectangle" draw:enhanced-path="M 0 0 L 21600 0 21600 21600 0 21600 0 0 Z N"/></draw:custom-shape><draw:custom-shape text:anchor-type="paragraph" draw:z-index="51" draw:name="Shape1" draw:style-name="gr2" draw:text-style-name="P42" svg:width="0.2953in" svg:height="0.2953in" svg:x="1.1898in" svg:y="0.0209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47" draw:name="Shape1" draw:style-name="gr2" draw:text-style-name="P42" svg:width="0.2953in" svg:height="0.2953in" svg:x="3.9846in" svg:y="0.178in"><text:p/><draw:enhanced-geometry svg:viewBox="0 0 21600 21600" draw:type="rectangle" draw:enhanced-path="M 0 0 L 21600 0 21600 21600 0 21600 0 0 Z N"/></draw:custom-shape><draw:custom-shape text:anchor-type="paragraph" draw:z-index="48" draw:name="Shape1" draw:style-name="gr2" draw:text-style-name="P42" svg:width="0.2953in" svg:height="0.2953in" svg:x="4.3457in" svg:y="0.178in"><text:p/><draw:enhanced-geometry svg:viewBox="0 0 21600 21600" draw:type="rectangle" draw:enhanced-path="M 0 0 L 21600 0 21600 21600 0 21600 0 0 Z N"/></draw:custom-shape><draw:custom-shape text:anchor-type="paragraph" draw:z-index="49" draw:name="Shape1" draw:style-name="gr2" draw:text-style-name="P42" svg:width="0.2953in" svg:height="0.2953in" svg:x="4.7in" svg:y="0.1717in"><text:p/><draw:enhanced-geometry svg:viewBox="0 0 21600 21600" draw:type="rectangle" draw:enhanced-path="M 0 0 L 21600 0 21600 21600 0 21600 0 0 Z N"/></draw:custom-shape><draw:custom-shape text:anchor-type="paragraph" draw:z-index="54" draw:name="Shape1" draw:style-name="gr3" draw:text-style-name="P43" svg:width="0.2953in" svg:height="0.2953in" svg:x="1.911in" svg:y="0.1752in"><text:p/><draw:enhanced-geometry svg:viewBox="0 0 21600 21600" draw:type="rectangle" draw:enhanced-path="M 0 0 L 21600 0 21600 21600 0 21600 0 0 Z N"/></draw:custom-shape><draw:custom-shape text:anchor-type="paragraph" draw:z-index="56" draw:name="Shape1" draw:style-name="gr3" draw:text-style-name="P43" svg:width="0.2953in" svg:height="0.2953in" svg:x="2.272in" svg:y="0.172in"><text:p/><draw:enhanced-geometry svg:viewBox="0 0 21600 21600" draw:type="rectangle" draw:enhanced-path="M 0 0 L 21600 0 21600 21600 0 21600 0 0 Z N"/></draw:custom-shape><draw:custom-shape text:anchor-type="paragraph" draw:z-index="57" draw:name="Shape1" draw:style-name="gr3" draw:text-style-name="P43" svg:width="0.2953in" svg:height="0.2953in" svg:x="2.6193in" svg:y="0.172in"><text:p/><draw:enhanced-geometry svg:viewBox="0 0 21600 21600" draw:type="rectangle" draw:enhanced-path="M 0 0 L 21600 0 21600 21600 0 21600 0 0 Z N"/></draw:custom-shape></text:p>
      <text:p text:style-name="P27"/>
      <text:p text:style-name="P40"><text:span text:style-name="T37">The “neg tip” and “tip”</text:span> <text:span text:style-name="T42">are</text:span> constructed <text:span text:style-name="T37">in a similar way:</text:span></text:p>
      <text:p text:style-name="P20"/>
      <text:p text:style-name="P20"><text:tab/><text:span text:style-name="T3">f</text:span><text:span text:style-name="T11">110</text:span><text:span text:style-name="T3"> := \(a : T, c : T) = \(g : T → bool) = </text:span>¬<text:span text:style-name="T3">g(c) ∧ ∃ b : g { f</text:span><text:span text:style-name="T6">000</text:span><text:span text:style-name="T3">(a, b)(g) ∧ </text:span>¬<text:span text:style-name="T33">f</text:span><text:span text:style-name="T5">000</text:span><text:span text:style-name="T33">(b, c)(true</text:span><text:span text:style-name="T5">1</text:span><text:span text:style-name="T33">) }</text:span></text:p>
      <text:p text:style-name="P26"><text:tab/><text:span text:style-name="T33">f</text:span><text:span text:style-name="T11">001</text:span><text:span text:style-name="T33"> := \(a : T, b : T) = \(g : T → bool) = f</text:span><text:span text:style-name="T11">110</text:span><text:span text:style-name="T33">(a, b)(¬g)</text:span></text:p>
      <text:p text:style-name="P25"/>
      <text:p text:style-name="P28">The “<text:span text:style-name="T38">wall</text:span>” <text:span text:style-name="T45">and “brigde”</text:span> <text:span text:style-name="T45">are constructed the following way:</text:span></text:p>
      <text:p text:style-name="P28"/>
      <text:p text:style-name="P30"><text:tab/><text:span text:style-name="T3">f</text:span><text:span text:style-name="T6">101</text:span><text:span text:style-name="T3"> := \(a : T, c : T) = \(g : T → bool) = g(a) ∧ g(c) ∧ ∃ b : ¬g { f</text:span><text:span text:style-name="T6">1</text:span><text:span text:style-name="T3">(a, b)(true</text:span><text:span text:style-name="T6">1</text:span><text:span text:style-name="T3">) ∧ f</text:span><text:span text:style-name="T6">1</text:span><text:span text:style-name="T3">(b, c)(true</text:span><text:span text:style-name="T6">1</text:span><text:span text:style-name="T3">) }</text:span></text:p>
      <text:p text:style-name="P30"><text:tab/><text:span text:style-name="T33">f</text:span><text:span text:style-name="T9">010</text:span><text:span text:style-name="T33"> := \(a : T, b : T) = \(g : T → bool) = f</text:span><text:span text:style-name="T9">101</text:span><text:span text:style-name="T33">(a, b)(¬g)</text:span></text:p>
      <text:p text:style-name="P34"/>
      <text:p text:style-name="P39">There is another way of constructing a “wall”, without using `f<text:span text:style-name="T4">1</text:span>`:</text:p>
      <text:p text:style-name="P39"/>
      <text:p text:style-name="P30"><text:tab/><text:span text:style-name="T3">f</text:span><text:span text:style-name="T6">101</text:span><text:span text:style-name="T3"> := \(a : T, c : T) = \(g : T → bool) =</text:span></text:p>
      <text:p text:style-name="P30"><text:span text:style-name="T3"><text:tab/><text:tab/>∃ b : g { f</text:span><text:span text:style-name="T6">100</text:span><text:span text:style-name="T3">(a, b)(g) ∧ f</text:span><text:span text:style-name="T9">110</text:span><text:span text:style-name="T3">(a, b)(g) ∧ f</text:span><text:span text:style-name="T6">100</text:span><text:span text:style-name="T3">(b, c)(g) ∧ f</text:span><text:span text:style-name="T10">001</text:span><text:span text:style-name="T3">(b, c)(g) }</text:span></text:p>
      <text:p text:style-name="P29"/>
      <text:p text:style-name="P31">One then generalizes this construction to an interpretation code of arbitrary length:</text:p>
      <text:p text:style-name="P31"/>
      <text:list xml:id="list5968142146611912470" text:style-name="L2">
        <text:list-item>
          <text:p text:style-name="P33"><text:span text:style-name="T39">T</text:span>opological equivalent binary numbers up to two bits</text:p>
        </text:list-item>
        <text:list-item>
          <text:p text:style-name="P33">A single bit is interpreted as “wall” or “bridge” respectively</text:p>
        </text:list-item>
      </text:list>
      <text:p text:style-name="P31"/>
      <text:p text:style-name="P32">For example:</text:p>
      <text:p text:style-name="P32"/>
      <text:p text:style-name="P32"><text:tab/>00000100000 =&gt; 00100</text:p>
      <text:p text:style-name="P32"><text:tab/>00010100111 =&gt; 001010011</text:p>
      <text:p text:style-name="P32"/>
      <text:p text:style-name="P32">This topological transform <text:span text:style-name="T39">can be described by the following L-system using two rules:</text:span></text:p>
      <text:p text:style-name="P31"/>
      <text:p text:style-name="P31"><text:tab/><text:span text:style-name="T39">000 =&gt; 00<text:tab/>if code is longer than 3</text:span></text:p>
      <text:p text:style-name="P31"><text:tab/><text:span text:style-name="T39">111 =&gt; 11<text:tab/>if code is longer than 3</text:span></text:p>
      <text:p text:style-name="P31"/>
      <text:p text:style-name="P36">The <text:span text:style-name="T47">ana</text:span>geometric path is the <text:span text:style-name="T1">infinite family of functions</text:span> from this construction.</text:p>
      <text:p text:style-name="P36"/>
      <text:p text:style-name="P36"><text:tab/>f<text:span text:style-name="T4">x</text:span><text:tab/>where `x` is some interpretation code of the <text:span text:style-name="T47">ana</text:span>geometric path</text:p>
      <text:p text:style-name="P36"/>
      <text:p text:style-name="P36">For example, to ask whether some space `<text:span text:style-name="T40">f</text:span>` filled with `g` connects `a` to `b` <text:span text:style-name="T40">by the following</text:span>:</text:p>
      <text:p text:style-name="P36"/>
      <text:p text:style-name="P36"><text:tab/><text:span text:style-name="T40">(a, b) : [</text:span>f<text:span text:style-name="T4">1101001</text:span><text:span text:style-name="T22">] </text:span><text:span text:style-name="T23">[</text:span><text:span text:style-name="T22">g</text:span><text:span text:style-name="T23">] true</text:span></text:p>
      <text:p text:style-name="P36"><text:span text:style-name="T16"/></text:p>
      <text:p text:style-name="P36"><text:span text:style-name="T16">Here, `a` starts inside the space, then after </text:span><text:span text:style-name="T24">an</text:span><text:span text:style-name="T16"> internal path goes through a wall, a bridge, an external path and finally inside again:</text:span></text:p>
      <text:p text:style-name="P36"><text:span text:style-name="T16"/></text:p>
      <text:p text:style-name="P8"><draw:custom-shape text:anchor-type="paragraph" draw:z-index="61" draw:name="Shape1" draw:style-name="gr2" draw:text-style-name="P42" svg:width="0.2953in" svg:height="0.2953in" svg:x="0.9528in" svg:y="0.1492in"><text:p/><draw:enhanced-geometry svg:viewBox="0 0 21600 21600" draw:type="rectangle" draw:enhanced-path="M 0 0 L 21600 0 21600 21600 0 21600 0 0 Z N"/></draw:custom-shape><draw:custom-shape text:anchor-type="paragraph" draw:z-index="62" draw:name="Shape1" draw:style-name="gr2" draw:text-style-name="P42" svg:width="0.2953in" svg:height="0.2953in" svg:x="1.3008in" svg:y="0.1429in"><text:p/><draw:enhanced-geometry svg:viewBox="0 0 21600 21600" draw:type="rectangle" draw:enhanced-path="M 0 0 L 21600 0 21600 21600 0 21600 0 0 Z N"/></draw:custom-shape><draw:custom-shape text:anchor-type="paragraph" draw:z-index="63" draw:name="Shape1" draw:style-name="gr2" draw:text-style-name="P42" svg:width="0.2953in" svg:height="0.2953in" svg:x="1.6547in" svg:y="0.1429in"><text:p/><draw:enhanced-geometry svg:viewBox="0 0 21600 21600" draw:type="rectangle" draw:enhanced-path="M 0 0 L 21600 0 21600 21600 0 21600 0 0 Z N"/></draw:custom-shape><draw:custom-shape text:anchor-type="paragraph" draw:z-index="64" draw:name="Shape1" draw:style-name="gr3" draw:text-style-name="P43" svg:width="0.2953in" svg:height="0.2953in" svg:x="1.6618in" svg:y="0.4909in"><text:p/><draw:enhanced-geometry svg:viewBox="0 0 21600 21600" draw:type="rectangle" draw:enhanced-path="M 0 0 L 21600 0 21600 21600 0 21600 0 0 Z N"/></draw:custom-shape><draw:custom-shape text:anchor-type="paragraph" draw:z-index="65" draw:name="Shape1" draw:style-name="gr2" draw:text-style-name="P42" svg:width="0.2953in" svg:height="0.2953in" svg:x="2.0291in" svg:y="0.4909in"><text:p/><draw:enhanced-geometry svg:viewBox="0 0 21600 21600" draw:type="rectangle" draw:enhanced-path="M 0 0 L 21600 0 21600 21600 0 21600 0 0 Z N"/></draw:custom-shape><draw:custom-shape text:anchor-type="paragraph" draw:z-index="66" draw:name="Shape1" draw:style-name="gr3" draw:text-style-name="P43" svg:width="0.2953in" svg:height="0.2953in" svg:x="2.3835in" svg:y="0.4909in"><text:p/><draw:enhanced-geometry svg:viewBox="0 0 21600 21600" draw:type="rectangle" draw:enhanced-path="M 0 0 L 21600 0 21600 21600 0 21600 0 0 Z N"/></draw:custom-shape><draw:custom-shape text:anchor-type="paragraph" draw:z-index="67" draw:name="Shape1" draw:style-name="gr3" draw:text-style-name="P43" svg:width="0.2953in" svg:height="0.2953in" svg:x="2.3772in" svg:y="0.1299in"><text:p/><draw:enhanced-geometry svg:viewBox="0 0 21600 21600" draw:type="rectangle" draw:enhanced-path="M 0 0 L 21600 0 21600 21600 0 21600 0 0 Z N"/></draw:custom-shape><draw:custom-shape text:anchor-type="paragraph" draw:z-index="68" draw:name="Shape1" draw:style-name="gr3" draw:text-style-name="P43" svg:width="0.2953in" svg:height="0.2953in" svg:x="2.7445in" svg:y="0.1236in"><text:p/><draw:enhanced-geometry svg:viewBox="0 0 21600 21600" draw:type="rectangle" draw:enhanced-path="M 0 0 L 21600 0 21600 21600 0 21600 0 0 Z N"/></draw:custom-shape><draw:custom-shape text:anchor-type="paragraph" draw:z-index="69" draw:name="Shape1" draw:style-name="gr3" draw:text-style-name="P43" svg:width="0.2953in" svg:height="0.2953in" svg:x="3.1055in" svg:y="0.1236in"><text:p/><draw:enhanced-geometry svg:viewBox="0 0 21600 21600" draw:type="rectangle" draw:enhanced-path="M 0 0 L 21600 0 21600 21600 0 21600 0 0 Z N"/></draw:custom-shape><draw:custom-shape text:anchor-type="paragraph" draw:z-index="70" draw:name="Shape1" draw:style-name="gr3" draw:text-style-name="P43" svg:width="0.2953in" svg:height="0.2953in" svg:x="3.1055in" svg:y="0.4583in"><text:p/><draw:enhanced-geometry svg:viewBox="0 0 21600 21600" draw:type="rectangle" draw:enhanced-path="M 0 0 L 21600 0 21600 21600 0 21600 0 0 Z N"/></draw:custom-shape><draw:custom-shape text:anchor-type="paragraph" draw:z-index="71" draw:name="Shape1" draw:style-name="gr2" draw:text-style-name="P42" svg:width="0.2953in" svg:height="0.2953in" svg:x="3.4661in" svg:y="0.4583in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35"/>
      <text:p text:style-name="P39">With <text:span text:style-name="T47">no </text:span>access to `f<text:span text:style-name="T4">1</text:span>`, it is not possible to construct the <text:span text:style-name="T47">ana</text:span>geometric path, <text:span text:style-name="T46">because one can not find two points that are only locally connected but not connected through any longer pa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05:48:34.651223000</meta:creation-date>
    <dc:date>2018-12-02T11:24:26.018095000</dc:date>
    <meta:editing-duration>PT2M7S</meta:editing-duration>
    <meta:editing-cycles>1</meta:editing-cycles>
    <meta:document-statistic meta:table-count="0" meta:image-count="0" meta:object-count="0" meta:page-count="3" meta:paragraph-count="64" meta:word-count="788" meta:character-count="3965" meta:non-whitespace-character-count="3193"/>
    <meta:generator>LibreOffice/5.1.2.2$MacOSX_X86_64 LibreOffice_project/d3bf12ecb743fc0d20e0be0c58ca359301eb705f</meta:generator>
  </office:meta>
</office:document-meta>
</file>